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Text_20_body">
      <style:text-properties style:font-name="Arial1"/>
    </style:style>
    <style:style style:name="P3" style:family="paragraph" style:parent-style-name="Text_20_body">
      <style:text-properties style:font-name="Arial1" fo:background-color="#fffaa5"/>
    </style:style>
    <style:style style:name="P4" style:family="paragraph" style:parent-style-name="Text_20_body">
      <style:paragraph-properties fo:margin-top="0cm" fo:margin-bottom="0cm" loext:contextual-spacing="false"/>
      <style:text-properties style:font-name="Arial1"/>
    </style:style>
    <style:style style:name="P5" style:family="paragraph" style:parent-style-name="Text_20_body">
      <style:paragraph-properties fo:margin-top="0cm" fo:margin-bottom="0cm" loext:contextual-spacing="false"/>
      <style:text-properties style:font-name="Arial1" fo:background-color="#fffaa5"/>
    </style:style>
    <style:style style:name="P6" style:family="paragraph" style:parent-style-name="Text_20_body" style:list-style-name="L1">
      <style:text-properties style:font-name="Arial1"/>
    </style:style>
    <style:style style:name="P7" style:family="paragraph" style:parent-style-name="Text_20_body" style:list-style-name="L2">
      <style:text-properties style:font-name="Arial1" fo:background-color="#fffaa5"/>
    </style:style>
    <style:style style:name="P8" style:family="paragraph" style:parent-style-name="Text_20_body" style:list-style-name="L3">
      <style:text-properties style:font-name="Arial1" fo:background-color="#fffaa5"/>
    </style:style>
    <style:style style:name="P9" style:family="paragraph" style:parent-style-name="Text_20_body" style:list-style-name="L4">
      <style:text-properties style:font-name="Arial1" fo:background-color="#fffaa5"/>
    </style:style>
    <style:style style:name="P10" style:family="paragraph" style:parent-style-name="Text_20_body" style:list-style-name="L5">
      <style:text-properties style:font-name="Arial1" fo:background-color="#fffaa5"/>
    </style:style>
    <style:style style:name="P11" style:family="paragraph" style:parent-style-name="Text_20_body" style:list-style-name="L6">
      <style:text-properties style:font-name="Arial1" fo:background-color="#fffaa5"/>
    </style:style>
    <style:style style:name="P12" style:family="paragraph" style:parent-style-name="Text_20_body" style:list-style-name="L7">
      <style:text-properties style:font-name="Arial1" fo:background-color="#fffaa5"/>
    </style:style>
    <style:style style:name="P13" style:family="paragraph" style:parent-style-name="Text_20_body" style:list-style-name="L7">
      <style:text-properties style:font-name="Arial1" officeooo:rsid="000ea308" officeooo:paragraph-rsid="000ea308" fo:background-color="#fffaa5"/>
    </style:style>
    <style:style style:name="P14" style:family="paragraph" style:parent-style-name="Text_20_body" style:list-style-name="L8">
      <style:text-properties style:font-name="Arial1" fo:background-color="#fffaa5"/>
    </style:style>
    <style:style style:name="P15" style:family="paragraph" style:parent-style-name="Text_20_body" style:list-style-name="L9">
      <style:text-properties style:font-name="Arial1"/>
    </style:style>
    <style:style style:name="P16" style:family="paragraph" style:parent-style-name="Text_20_body" style:list-style-name="L10">
      <style:text-properties style:font-name="Arial1"/>
    </style:style>
    <style:style style:name="P17" style:family="paragraph" style:parent-style-name="Text_20_body" style:list-style-name="L1">
      <style:paragraph-properties fo:margin-top="0cm" fo:margin-bottom="0cm" loext:contextual-spacing="false"/>
      <style:text-properties style:font-name="Arial1"/>
    </style:style>
    <style:style style:name="P18" style:family="paragraph" style:parent-style-name="Text_20_body" style:list-style-name="L2">
      <style:paragraph-properties fo:margin-top="0cm" fo:margin-bottom="0cm" loext:contextual-spacing="false"/>
      <style:text-properties style:font-name="Arial1" fo:background-color="#fffaa5"/>
    </style:style>
    <style:style style:name="P19" style:family="paragraph" style:parent-style-name="Text_20_body" style:list-style-name="L4">
      <style:paragraph-properties fo:margin-top="0cm" fo:margin-bottom="0cm" loext:contextual-spacing="false"/>
      <style:text-properties style:font-name="Arial1" fo:background-color="#fffaa5"/>
    </style:style>
    <style:style style:name="P20" style:family="paragraph" style:parent-style-name="Text_20_body" style:list-style-name="L5">
      <style:paragraph-properties fo:margin-top="0cm" fo:margin-bottom="0cm" loext:contextual-spacing="false"/>
      <style:text-properties style:font-name="Arial1" fo:background-color="#fffaa5"/>
    </style:style>
    <style:style style:name="P21" style:family="paragraph" style:parent-style-name="Text_20_body" style:list-style-name="L6">
      <style:paragraph-properties fo:margin-top="0cm" fo:margin-bottom="0cm" loext:contextual-spacing="false"/>
      <style:text-properties style:font-name="Arial1" fo:background-color="#fffaa5"/>
    </style:style>
    <style:style style:name="P22" style:family="paragraph" style:parent-style-name="Text_20_body" style:list-style-name="L7">
      <style:paragraph-properties fo:margin-top="0cm" fo:margin-bottom="0cm" loext:contextual-spacing="false"/>
      <style:text-properties style:font-name="Arial1" fo:background-color="#fffaa5"/>
    </style:style>
    <style:style style:name="P23" style:family="paragraph" style:parent-style-name="Text_20_body" style:list-style-name="L8">
      <style:paragraph-properties fo:margin-top="0cm" fo:margin-bottom="0cm" loext:contextual-spacing="false"/>
      <style:text-properties style:font-name="Arial1" fo:background-color="#fffaa5"/>
    </style:style>
    <style:style style:name="P24" style:family="paragraph" style:parent-style-name="Text_20_body" style:list-style-name="L10">
      <style:paragraph-properties fo:margin-top="0cm" fo:margin-bottom="0cm" loext:contextual-spacing="false"/>
      <style:text-properties style:font-name="Arial1"/>
    </style:style>
    <style:style style:name="P25" style:family="paragraph" style:parent-style-name="Text_20_body" style:list-style-name="L1">
      <style:paragraph-properties fo:margin-top="0cm" fo:margin-bottom="0cm" loext:contextual-spacing="false"/>
      <style:text-properties style:font-name="Arial1" fo:font-style="italic"/>
    </style:style>
    <style:style style:name="T1" style:family="text">
      <style:text-properties fo:font-style="italic"/>
    </style:style>
    <style:style style:name="T2" style:family="text">
      <style:text-properties fo:background-color="#fffaa5" loext:char-shading-value="0"/>
    </style:style>
    <style:style style:name="T3"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46760554" text:style-name="L1">
        <text:list-item>
          <text:p text:style-name="P17"><text:span text:style-name="T1">Easy armature detection AK / AF / masking / animation</text:span>Global and document notes</text:p>
          <text:p text:style-name="P17"/>
        </text:list-item>
        <text:list-item>
          <text:p text:style-name="P17">3D scenes embedded and IPO curves for animation (keyframes on timeline)</text:p>
        </text:list-item>
        <text:list-item>
          <text:p text:style-name="P17">Split screen presentation where one annotates (pre-narrated slides )</text:p>
        </text:list-item>
        <text:list-item>
          <text:p text:style-name="P17">Google docs / zero layer integration (special presentation layer and other elements are converted to normal layers)</text:p>
        </text:list-item>
        <text:list-item>
          <text:p text:style-name="P17">Encrypted documents open in the browser</text:p>
        </text:list-item>
        <text:list-item>
          <text:p text:style-name="P17">Virtual shopping with each other through socket connections providing an encrypted link possibly password</text:p>
        </text:list-item>
        <text:list-item>
          <text:p text:style-name="P17">Fluid simulation of paints on a 3D rotatable canvas</text:p>
        </text:list-item>
        <text:list-item>
          <text:p text:style-name="P17">In code view show relative documentation of differing frameworks and individual pieces of frameworks, also a search feature as well</text:p>
        </text:list-item>
        <text:list-item>
          <text:p text:style-name="P17">In code view allow projects to have pre-defined XHR request's for graphQL and standard HTTP requests</text:p>
        </text:list-item>
        <text:list-item>
          <text:p text:style-name="P6">Live screen previews, see all connected devices and what they are doing (this will need user's permission explicitly upon request)</text:p>
        </text:list-item>
      </text:list>
      <text:p text:style-name="P2"/>
      <text:list xml:id="list1609604090" text:style-name="L2">
        <text:list-item>
          <text:p text:style-name="P18">Animated notes for annotations on design, graphics, 3D environment and a series of notes when needed, summary or small notes can open up big notes</text:p>
        </text:list-item>
        <text:list-item>
          <text:p text:style-name="P7">Synthesizer / instruments / vocal tuning interface can be shared over the network to a tablet or mobile device</text:p>
        </text:list-item>
      </text:list>
      <text:p text:style-name="P3"/>
      <text:list xml:id="list1394695400" text:style-name="L3">
        <text:list-item>
          <text:p text:style-name="P8">Artboards can be embedded into other artboards not just differing documents</text:p>
        </text:list-item>
      </text:list>
      <text:p text:style-name="P3"/>
      <text:list xml:id="list2629278160" text:style-name="L4">
        <text:list-item>
          <text:p text:style-name="P19">Git sync between contributors live preview, preview sync</text:p>
        </text:list-item>
        <text:list-item>
          <text:p text:style-name="P9">Git allows branches for a single artboards or set of artboards and syncs back to prevent conflict resolution and a pull request to project manager</text:p>
        </text:list-item>
      </text:list>
      <text:p text:style-name="P3"/>
      <text:list xml:id="list3470613076" text:style-name="L5">
        <text:list-item>
          <text:p text:style-name="P20">Layers can isolate a few </text:p>
        </text:list-item>
        <text:list-item>
          <text:p text:style-name="P10">Quick search / quick look / speech search on mobile devices with a preview of the canvas access and it will then focus on that element</text:p>
        </text:list-item>
      </text:list>
      <text:p text:style-name="P3"/>
      <text:list xml:id="list1952867671" text:style-name="L6">
        <text:list-item>
          <text:p text:style-name="P21">Streamed asset class for example a video live streaming into asset class like a camera, drone or other footage</text:p>
        </text:list-item>
        <text:list-item>
          <text:p text:style-name="P21">Passing notes or messages back and forth to the user, including sending to the users phone</text:p>
        </text:list-item>
        <text:list-item>
          <text:p text:style-name="P21">Embedding audio projects into video timeline from another project and will update the live assets upon save</text:p>
        </text:list-item>
        <text:list-item>
          <text:p text:style-name="P11">Audio assets can be live as well</text:p>
        </text:list-item>
      </text:list>
      <text:p text:style-name="P3"/>
      <text:list xml:id="list1222647973" text:style-name="L7">
        <text:list-item>
          <text:p text:style-name="P22"><text:soft-page-break/>Tone machting between two or more assets for easier composites and a slider for variable tolerance</text:p>
        </text:list-item>
        <text:list-item>
          <text:p text:style-name="P12">Masks can have filters on apply to mask or be clipped by the mask</text:p>
        </text:list-item>
        <text:list-item>
          <text:p text:style-name="P13">Masks can apply to objects but also to filters, so only certain areas will filters be applicable</text:p>
        </text:list-item>
      </text:list>
      <text:p text:style-name="P3"/>
      <text:list xml:id="list237395233" text:style-name="L8">
        <text:list-item>
          <text:p text:style-name="P23">VR processing off device using a video stream for on device viewing (VR headset data is transmitted)</text:p>
        </text:list-item>
        <text:list-item>
          <text:p text:style-name="P23">Differing tool behavior based on the user's peripherals</text:p>
        </text:list-item>
        <text:list-item>
          <text:p text:style-name="P23">Emulation on device mockups, attach events and allow live previews of data and data manipulation</text:p>
          <text:list>
            <text:list-item>
              <text:p text:style-name="P23">Attach events to assets on artboard and works in live mockup / with live mockup</text:p>
            </text:list-item>
            <text:list-item>
              <text:p text:style-name="P14">Story walking feature <text:span text:style-name="T3">in mockups as well</text:span>, define a story and then allow each step to be iterated with notes, animation even animated annotations</text:p>
            </text:list-item>
          </text:list>
        </text:list-item>
      </text:list>
      <text:p text:style-name="P3"/>
      <text:list xml:id="list3762954392" text:style-name="L9">
        <text:list-item>
          <text:p text:style-name="P15">Marketing suite that works with alliance with Blankcanvas assessing analytical data determining the success of a project and then working with that failures as well, also a algorithm for success or failure</text:p>
        </text:list-item>
        <text:list-item>
          <text:p text:style-name="P15"><text:span text:style-name="T2">Camera or screen capture live feed, as an output device, with manipulation of clips, code, artwork, audio, assets, live mockups, audio effects and visual effects. This will be an output feed acting like a web cam even in live feed and can be recorded upon user request. This makes streaming more interesting and is available to all applications on the device including live conferencing app's by selecting blankcanvas camera.</text:span></text:p>
        </text:list-item>
      </text:list>
      <text:p text:style-name="P5"/>
      <text:p text:style-name="P4">    <text:span text:style-name="T3">27/11/2019</text:span> - </text:p>
      <text:p text:style-name="P4"/>
      <text:p text:style-name="P4">Mapping out an environment using AR tech, stream video from Oculus and then map the environment out for realtime game play mapping. Combining AR with VR</text:p>
      <text:p text:style-name="P2"/>
      <text:list xml:id="list386171118" text:style-name="L10">
        <text:list-item>
          <text:p text:style-name="P24">Create realtime texture mapping for already landscaped places, programatic texture, spawn of enemies in the mapped environment / automatic AI</text:p>
        </text:list-item>
        <text:list-item>
          <text:p text:style-name="P24">Create deep scenes against walls making the environment seem  much larger</text:p>
        </text:list-item>
        <text:list-item>
          <text:p text:style-name="P24">Texture based database for dynamic textures that can be loaded from a feathers realtime database</text:p>
        </text:list-item>
        <text:list-item>
          <text:p text:style-name="P24">Allow maskable areas to allow real view into 3D render textures, for safety and other cool effects</text:p>
        </text:list-item>
        <text:list-item>
          <text:p text:style-name="P24">Map out the game being played realtime within a separate AR environment</text:p>
        </text:list-item>
        <text:list-item>
          <text:p text:style-name="P24">Sharing the main document settings when trying to connect another Blankcanvas server that provides a document</text:p>
        </text:list-item>
        <text:list-item>
          <text:p text:style-name="P24">Act out motion sensing to map armature structure and then map to that structure</text:p>
        </text:list-item>
        <text:list-item>
          <text:p text:style-name="P24"><text:soft-page-break/>Server reviews all actions and keeps track of all the game and the player scores and information</text:p>
        </text:list-item>
        <text:list-item>
          <text:p text:style-name="P24">Console can run Blankcanvas giving all game access, then someone on a gamepad can review the game and or build, change and adapt the environment added new objects and interactive elements at realtime</text:p>
        </text:list-item>
        <text:list-item>
          <text:p text:style-name="P24">Allow masking of transparent planes like windows make it look like a real window and people / enemies can come from outside</text:p>
        </text:list-item>
        <text:list-item>
          <text:p text:style-name="P24">Luminosity detection which changes the light and colour tonal matching of 3D environments making it more realistic</text:p>
        </text:list-item>
        <text:list-item>
          <text:p text:style-name="P16">Remapping gun positions for handheld devices</text:p>
        </text:list-item>
      </text:list>
      <text:p text:style-name="P4"/>
      <text:list xml:id="list110527951438554" text:continue-list="list2346760554" text:style-name="L1">
        <text:list-item>
          <text:p text:style-name="P17">Autonomous background checks</text:p>
        </text:list-item>
        <text:list-item>
          <text:p text:style-name="P17">Calculator for cheaper hosting (seller by store)</text:p>
        </text:list-item>
        <text:list-item>
          <text:p text:style-name="P17">Main blank canvas login for cloud based documents</text:p>
        </text:list-item>
        <text:list-item>
          <text:p text:style-name="P17">Streaming of emulators to Blankcanvas</text:p>
        </text:list-item>
        <text:list-item>
          <text:p text:style-name="P17">Notes included on the presentation</text:p>
        </text:list-item>
        <text:list-item>
          <text:p text:style-name="P17">Live stream presentations to all devices (responsive if applicable)</text:p>
        </text:list-item>
        <text:list-item>
          <text:p text:style-name="P17">Code integrates with CODEPEN and also MDN quick search</text:p>
        </text:list-item>
        <text:list-item>
          <text:p text:style-name="P17">SSH / FTP access client build in (server available on the dartboards)</text:p>
        </text:list-item>
        <text:list-item>
          <text:p text:style-name="P25">Automatic file syncing on components on art board</text:p>
          <text:p text:style-name="P17"/>
        </text:list-item>
        <text:list-item>
          <text:p text:style-name="P25">Virtual shared drive</text:p>
        </text:list-item>
        <text:list-item>
          <text:p text:style-name="P25">Software real time language translation</text:p>
        </text:list-item>
        <text:list-item>
          <text:p text:style-name="P25">Easy global matting algorithm, selection of faces (face detection) / solid objects in a scene including in video</text:p>
        </text:list-item>
        <text:list-item>
          <text:p text:style-name="P25">Easy face detection in video</text:p>
          <text:p text:style-name="P17"/>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2T13:08:39.872000000</meta:creation-date>
    <dc:date>2020-05-13T11:05:26.081000000</dc:date>
    <meta:editing-duration>PT3M25S</meta:editing-duration>
    <meta:editing-cycles>4</meta:editing-cycles>
    <meta:generator>LibreOffice/6.3.3.2$Windows_X86_64 LibreOffice_project/a64200df03143b798afd1ec74a12ab50359878ed</meta:generator>
    <meta:document-statistic meta:table-count="0" meta:image-count="0" meta:object-count="0" meta:page-count="3" meta:paragraph-count="61" meta:word-count="924" meta:character-count="5387" meta:non-whitespace-character-count="4573"/>
  </office:meta>
</office:document-meta>
</file>